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23f8" officeooo:paragraph-rsid="000923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aaaa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6:13:59.242301395</meta:creation-date>
    <dc:date>2024-02-20T16:14:19.587004870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3.7.2$Linux_X86_64 LibreOffice_project/30$Build-2</meta:generator>
  </office:meta>
</office:document-meta>
</file>